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869ec" officeooo:paragraph-rsid="0008045a" style:text-blinking="false" style:font-size-asian="12pt" style:font-size-complex="12pt"/>
    </style:style>
    <style:style style:name="P2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ed8b13" officeooo:paragraph-rsid="0008045a" style:text-blinking="false" style:font-size-asian="12pt" style:font-size-complex="12pt"/>
    </style:style>
    <style:style style:name="P3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23e32" officeooo:paragraph-rsid="0008045a" style:text-blinking="false" style:font-size-asian="12pt" style:font-size-complex="12pt"/>
    </style:style>
    <style:style style:name="P4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2ceb0" officeooo:paragraph-rsid="0008045a" style:text-blinking="false" style:font-size-asian="12pt" style:font-size-complex="12pt"/>
    </style:style>
    <style:style style:name="P5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4763b" officeooo:paragraph-rsid="0008045a" style:text-blinking="false" style:font-size-asian="12pt" style:font-size-complex="12pt"/>
    </style:style>
    <style:style style:name="P6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4e2ea" officeooo:paragraph-rsid="0008045a" style:text-blinking="false" style:font-size-asian="12pt" style:font-size-complex="12pt"/>
    </style:style>
    <style:style style:name="P7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5e4b1" officeooo:paragraph-rsid="0008045a" style:text-blinking="false" style:font-size-asian="12pt" style:font-size-complex="12pt"/>
    </style:style>
    <style:style style:name="P8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6cc3d" officeooo:paragraph-rsid="0008045a" style:text-blinking="false" style:font-size-asian="12pt" style:font-size-complex="12pt"/>
    </style:style>
    <style:style style:name="P9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italic" style:text-underline-style="none" fo:font-weight="normal" officeooo:rsid="003ee360" officeooo:paragraph-rsid="0008045a" style:text-blinking="false" style:font-size-asian="12pt" style:font-style-asian="italic" style:font-size-complex="12pt" style:font-style-complex="italic"/>
    </style:style>
    <style:style style:name="P10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italic" style:text-underline-style="none" fo:font-weight="normal" officeooo:rsid="0041c7fd" officeooo:paragraph-rsid="0008045a" style:text-blinking="false" style:font-size-asian="12pt" style:font-style-asian="italic" style:font-size-complex="12pt" style:font-style-complex="italic"/>
    </style:style>
    <style:style style:name="P11" style:family="paragraph" style:parent-style-name="Standard">
      <style:text-properties style:font-name="Liberation Serif" fo:font-style="italic" officeooo:rsid="0034cbcc" officeooo:paragraph-rsid="0008045a" style:font-style-asian="italic" style:font-style-complex="italic"/>
    </style:style>
    <style:style style:name="P12" style:family="paragraph" style:parent-style-name="Standard">
      <style:text-properties style:font-name="Liberation Serif" fo:font-style="italic" officeooo:rsid="0038a4d6" officeooo:paragraph-rsid="0008045a" style:font-style-asian="italic" style:font-style-complex="italic"/>
    </style:style>
    <style:style style:name="P13" style:family="paragraph" style:parent-style-name="Standard">
      <style:text-properties style:font-name="Liberation Serif" fo:font-style="italic" officeooo:rsid="0039b5b5" officeooo:paragraph-rsid="0008045a" style:font-style-asian="italic" style:font-style-complex="italic"/>
    </style:style>
    <style:style style:name="P14" style:family="paragraph" style:parent-style-name="Standard">
      <style:text-properties style:font-name="Liberation Serif" fo:font-style="italic" officeooo:rsid="0039ecce" officeooo:paragraph-rsid="0008045a" style:font-style-asian="italic" style:font-style-complex="italic"/>
    </style:style>
    <style:style style:name="P15" style:family="paragraph" style:parent-style-name="Standard">
      <style:text-properties style:font-name="Liberation Serif" fo:font-style="italic" officeooo:rsid="003b110c" officeooo:paragraph-rsid="0008045a" style:font-style-asian="italic" style:font-style-complex="italic"/>
    </style:style>
    <style:style style:name="P16" style:family="paragraph" style:parent-style-name="Standard">
      <style:text-properties style:font-name="Liberation Serif" fo:font-style="italic" officeooo:rsid="003cb86b" officeooo:paragraph-rsid="0008045a" style:font-style-asian="italic" style:font-style-complex="italic"/>
    </style:style>
    <style:style style:name="P17" style:family="paragraph" style:parent-style-name="Standard">
      <style:text-properties style:font-name="Liberation Serif" fo:font-style="italic" officeooo:rsid="003d1e9a" officeooo:paragraph-rsid="0008045a" style:font-style-asian="italic" style:font-style-complex="italic"/>
    </style:style>
    <style:style style:name="P18" style:family="paragraph" style:parent-style-name="Standard">
      <style:text-properties style:font-name="Liberation Serif" fo:font-style="italic" officeooo:rsid="003ee360" officeooo:paragraph-rsid="0008045a" style:font-style-asian="italic" style:font-style-complex="italic"/>
    </style:style>
    <style:style style:name="P19" style:family="paragraph" style:parent-style-name="Standard">
      <style:text-properties style:font-name="Liberation Serif" fo:font-style="italic" officeooo:paragraph-rsid="0008045a" style:font-style-asian="italic" style:font-style-complex="italic"/>
    </style:style>
    <style:style style:name="P20" style:family="paragraph" style:parent-style-name="Standard">
      <style:text-properties officeooo:rsid="0034cbcc" officeooo:paragraph-rsid="0008045a"/>
    </style:style>
    <style:style style:name="P21" style:family="paragraph" style:parent-style-name="Standard">
      <style:text-properties officeooo:rsid="0036ba68" officeooo:paragraph-rsid="0008045a"/>
    </style:style>
    <style:style style:name="P22" style:family="paragraph" style:parent-style-name="Standard">
      <style:text-properties officeooo:rsid="0038a4d6" officeooo:paragraph-rsid="0008045a"/>
    </style:style>
    <style:style style:name="P23" style:family="paragraph" style:parent-style-name="Standard">
      <style:text-properties fo:color="#1c1c1c" style:font-name="Liberation Serif" fo:font-size="12pt" fo:font-style="italic" officeooo:rsid="003cb86b" officeooo:paragraph-rsid="0008045a" style:font-size-asian="12pt" style:font-style-asian="italic" style:font-size-complex="12pt" style:font-style-complex="italic"/>
    </style:style>
    <style:style style:name="T1" style:family="text">
      <style:text-properties style:font-name="Liberation Serif" fo:font-style="italic" style:font-style-asian="italic" style:font-style-complex="italic"/>
    </style:style>
    <style:style style:name="T2" style:family="text">
      <style:text-properties officeooo:rsid="0038a4d6"/>
    </style:style>
    <style:style style:name="T3" style:family="text">
      <style:text-properties officeooo:rsid="00ed8b13"/>
    </style:style>
    <style:style style:name="T4" style:family="text">
      <style:text-properties officeooo:rsid="0039b5b5"/>
    </style:style>
    <style:style style:name="T5" style:family="text">
      <style:text-properties officeooo:rsid="0039ecce"/>
    </style:style>
    <style:style style:name="T6" style:family="text">
      <style:text-properties officeooo:rsid="003b110c"/>
    </style:style>
    <style:style style:name="T7" style:family="text">
      <style:text-properties officeooo:rsid="003cb86b"/>
    </style:style>
    <style:style style:name="T8" style:family="text">
      <style:text-properties fo:font-variant="normal" fo:text-transform="none" fo:color="#1c1c1c" fo:font-size="12pt" fo:letter-spacing="normal" fo:font-weight="normal" officeooo:rsid="003cb86b" style:font-size-asian="12pt" style:font-size-complex="12pt"/>
    </style:style>
    <style:style style:name="T9" style:family="text">
      <style:text-properties fo:font-variant="normal" fo:text-transform="none" fo:color="#1c1c1c" style:text-line-through-style="none" style:text-line-through-type="none" fo:font-size="12pt" fo:letter-spacing="normal" style:text-underline-style="none" fo:font-weight="normal" style:text-blinking="false" style:font-size-asian="12pt" style:font-size-complex="12pt"/>
    </style:style>
    <style:style style:name="T10" style:family="text">
      <style:text-properties fo:font-variant="normal" fo:text-transform="none" fo:color="#1c1c1c" style:text-line-through-style="none" style:text-line-through-type="none" fo:font-size="12pt" fo:letter-spacing="normal" style:text-underline-style="none" fo:font-weight="normal" officeooo:rsid="003cb86b" style:text-blinking="false" style:font-size-asian="12pt" style:font-size-complex="12pt"/>
    </style:style>
    <style:style style:name="T11" style:family="text">
      <style:text-properties fo:font-variant="normal" fo:text-transform="none" fo:color="#1c1c1c" style:text-line-through-style="none" style:text-line-through-type="none" fo:font-size="12pt" fo:letter-spacing="normal" style:text-underline-style="none" fo:font-weight="normal" officeooo:rsid="0109bb5a" style:text-blinking="false" style:font-size-asian="12pt" style:font-size-complex="12pt"/>
    </style:style>
    <style:style style:name="T12" style:family="text">
      <style:text-properties fo:font-variant="normal" fo:text-transform="none" fo:color="#1c1c1c" style:text-line-through-style="none" style:text-line-through-type="none" fo:font-size="12pt" fo:letter-spacing="normal" style:text-underline-style="none" fo:font-weight="normal" officeooo:rsid="003ee360" style:text-blinking="false" style:font-size-asian="12pt" style:font-size-complex="12pt"/>
    </style:style>
    <style:style style:name="T13" style:family="text">
      <style:text-properties fo:color="#1c1c1c"/>
    </style:style>
    <style:style style:name="T14" style:family="text">
      <style:text-properties officeooo:rsid="0041c7fd"/>
    </style:style>
    <style:style style:name="T15" style:family="text">
      <style:text-properties officeooo:rsid="0044763b"/>
    </style:style>
    <style:style style:name="T16" style:family="text">
      <style:text-properties officeooo:rsid="00423e32"/>
    </style:style>
    <style:style style:name="T17" style:family="text">
      <style:text-properties officeooo:rsid="0042ceb0"/>
    </style:style>
    <style:style style:name="T18" style:family="text">
      <style:text-properties officeooo:rsid="0044e2ea"/>
    </style:style>
    <style:style style:name="T19" style:family="text">
      <style:text-properties officeooo:rsid="00eec6ac"/>
    </style:style>
    <style:style style:name="T20" style:family="text">
      <style:text-properties officeooo:rsid="0045e4b1"/>
    </style:style>
    <style:style style:name="T21" style:family="text">
      <style:text-properties officeooo:rsid="004e2120"/>
    </style:style>
    <style:style style:name="T22" style:family="text">
      <style:text-properties officeooo:rsid="0046cc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20"><text:span text:style-name="T1">И</text:span>звестие о смерти Юрия Гагарина поразило нас, но не так трагично, как гибель Комарова за одиннадцать месяцев до него — чёрствость уже научила нас, что даже космонавты смертны.</text:p>
      <text:p text:style-name="P20">Теле-диктор, опустив глаза в листок с текстом, прочитал, что, при выполнении тренировочного полёта на реактивном самолёте, Гагарин <text:s/>и его напарник Серёгин разбились при заходе на посадку.</text:p>
      <text:p text:style-name="P20">Потом он поднял взгляд и объявил траур.</text:p>
      <text:p text:style-name="P21">Когда человек читает с листа бумаги, это не значит, что он прячет глаза от стыда, просто у него работа такая, иначе откуда ещё мы узнавали бы новости?</text:p>
      <text:p text:style-name="P21">Конечно, остаются ещё слухи, но они приходят неизвестно откуда и неизвестно насколько они правдивы, <text:span text:style-name="T2">ведь нет ни дат, ни очевидцев.</text:span></text:p>
      <text:p text:style-name="P22">Незадолго до смерти Гагарина, я слыхал в разговорах взрослых, что он не такой уж и безупречный герой, потому что зазнался и не хранит верность жене. Тот шрам на правой брови заработал выпрыгивая со второго этажа от любовницы.</text:p>
      <text:p text:style-name="P22"/>
      <text:p text:style-name="P12"><text:span text:style-name="T3">(...н</text:span>о кому нужны нынче всякие слухи, или, там, факты?</text:p>
      <text:p text:style-name="P12">Для моего сына Ашота и, значит, всего его поколения Гагарин — просто имя из учебника истории, как для меня был, скажем, Тухачевский. </text:p>
      <text:p text:style-name="P12">Слетал? <text:s/>— молодец. Расстреляли? — жаль. </text:p>
      <text:p text:style-name="P12">И пошли жить дальше, <text:span text:style-name="T4">черствея над своими проблемами, не задаваясь вопросами: как да почему.</text:span></text:p>
      <text:p text:style-name="P13">Но для меня Гагарин не учебник, а часть моей собственной жизни и, пок<text:span text:style-name="T3">уда</text:span>а <text:span text:style-name="T3">я</text:span> жив, мне интересно разобраться что <text:span text:style-name="T3">же </text:span>в ней было, как и почему. <text:span text:style-name="T5">И тут уже попробуй не полюбить такого помощника, как интернет.</text:span></text:p>
      <text:p text:style-name="P13"/>
      <text:p text:style-name="P13">Владимир Комаров знал, что из полёта живым он не вернётся, потому что его дублёр, Юрий Гагарин, осматривая космический корабль «Восход», обнаружил более двухсот неисправностей, о чём составил письменный доклад на десяти страницах и передал, через своё командование, Брежневу. </text:p>
      <text:p text:style-name="P13">Командование доклад не передало, знали — Брежнев не изменит дату запуска, иначе американцы обгонят.</text:p>
      <text:p text:style-name="P14">Комаров мог отказаться идти на смерть, но тогда бы полетел его дублёр — Гагарин, и он не отказался.</text:p>
      <text:p text:style-name="P14">В день запуска Гагарин явился на стартовую площадку облачённым в скафандр космонавта с требованием, чтобы отправили его, а не Комарова, но его не послушали.</text:p>
      <text:p text:style-name="P14">После захоронения праха Комарова в Кремлёвской стене, рядом с прахом маршала Малиновского, поведение Гагарина в отношении вышестоящих стало крайне вызывающим и бесконтрольным, <text:span text:style-name="T6">по непроверенным слухам, на одном из правительственных банкетов он плеснул спиртным в лицо Брежневу.</text:span></text:p>
      <text:p text:style-name="P15">Американцы не верят в правдоподобность подобного инцидента не потому, что <text:span text:style-name="T3">о</text:span>ни тупые, а просто у них другая грамматика. <text:s/></text:p>
      <text:p text:style-name="P15">В русском языке «мать» и «смерть» одного рода, так что для русского мужика между ними, сознательно или бессознательно, есть нечто общее. </text:p>
      <text:p text:style-name="P15">Ну, как перевести на американский язык слово «смертушка», если у них есть только «мистер Смерть»? </text:p>
      <text:p text:style-name="P15">Не всё укладывается в голове, пока не прочувствовал.</text:p>
      <text:p text:style-name="P15">Вот так, запхав противотанковую мину под ремень, с криком «мама! <text:span text:style-name="T7">р</text:span>оди меня обратно!» бросаются под танки, <text:span text:style-name="T7">и пусть потом ломают головы об загадочность русской души.</text:span></text:p>
      <text:p text:style-name="P16">Разгадка в языке.</text:p>
      <text:p text:style-name="P16"/>
      <text:p text:style-name="P16">Гагарина не отчислили из отряда космонавтов — он принадлежал уже всей планете.</text:p>
      <text:p text:style-name="P16"><text:soft-page-break/>Посещал занятия, делал тренировочные вылеты.</text:p>
      <text:p text:style-name="P16">Знал ли, что «тик-так» уже запущен?</text:p>
      <text:p text:style-name="P16">Думаю — да, в космонавты отбирали не только за физические, но и умственные данные.</text:p>
      <text:p text:style-name="P16">Не знал только где и когда.</text:p>
      <text:p text:style-name="P23"/>
      <text:p text:style-name="P19"><text:span text:style-name="T8">27 марта 1968 года Юрий Гагарин </text:span><text:span text:style-name="T13">погиб</text:span><text:span text:style-name="T10"> </text:span><text:span text:style-name="T8">в авиационной катастрофе вблизи деревни <text:s/></text:span><text:span text:style-name="T10">Новосёлово </text:span><text:span text:style-name="T8">Киржачского района </text:span><text:span text:style-name="T10">Владимирской области.</text:span></text:p>
      <text:p text:style-name="P17"><text:span text:style-name="T10">У</text:span><text:span text:style-name="T9">тро было туманное, тренировочный полёт на самолёте МИГ закончен, до аэродрома оставалась пара минут, высота пятьсот метров и тут из низких облаков свалился реактивный СУ, который по лётному плану на это утро должен был </text:span><text:span text:style-name="T11">летать</text:span><text:span text:style-name="T9"> на высоте четырнадцати километров в совсем другой стороне.</text:span></text:p>
      <text:p text:style-name="P17"><text:span text:style-name="T9">Управляемый опытным лётчиком-испытателем, громадный, по сравнению с тренировочным МИГом, СУ про</text:span><text:span text:style-name="T12">мчался</text:span><text:span text:style-name="T9"> рядом с заходящим на посадку самолётом и </text:span><text:span text:style-name="T12">тот, захваченный турбулентностью, завертелся, как щепка в буруне, вошёл в штопор и рухнул в лес. </text:span></text:p>
      <text:p text:style-name="P9">Звук взрыва донёсся до аэродрома.</text:p>
      <text:p text:style-name="P9">Имеющий уши да услышит.</text:p>
      <text:p text:style-name="P18"/>
      <text:p text:style-name="P9">Фадеев — Хрущёв; Гагарин — Брежнев.</text:p>
      <text:p text:style-name="P9"><text:span text:style-name="T14">Понима</text:span>ющий <text:s/>да уразумеет.</text:p>
      <text:p text:style-name="P9"/>
      <text:p text:style-name="P10">И снова меня занесло: взялся рассказывать о себе и вдруг посторонние лица, с которыми я в жизни не встречался и лишь теперь понимаю, что и они — часть меня. </text:p>
      <text:p text:style-name="P10">Ладно, хватит умничать; возвращаюсь в шестьдесят восьмой год, когда мне <text:span text:style-name="T15">идёт</text:span> пятнадцатый год <text:span text:style-name="T16">и...)</text:span></text:p>
      <text:p text:style-name="P10"/>
      <text:p text:style-name="P2">Возмущает, что гады чехи — поддавшись на агитацию ЦРУ, затеяли контрреволюцию в дружном лагере социалистических государств, загородили дорогу детскими колясками и наш танкист, чтоб не наехать, круто завернул свой танк, упал с моста и погиб, как сообщили в программе «Время».</text:p>
      <text:p text:style-name="P3">Потом, конечно, коммунистическая партия навела в стране порядок с помощью военного контингента из братских стран и мы стали жить дальше.</text:p>
      <text:p text:style-name="P3"/>
      <text:p text:style-name="P3">Между прочим, Конотоп в те времена превосходил многие более крупные города <text:span text:style-name="T17">в развитии телевидения, потому что у нас <text:s/>по телевизору показывали целых два канала. Один — ЦТ, то есть центральное телевидение с программой «Время», новогодними огоньками, КВНом и хоккеем, а второй — городская телестудия, которая вещала только по вечерам, но зато кинофильмы показывала чаще, чем на ЦТ.</text:span></text:p>
      <text:p text:style-name="P4">Поскольку цветных телевизоров тогда ещё и в помине не было, то на экран нашего отец натянул лист прозрачной слюды, но с оттенками, чтоб <text:span text:style-name="T3">та придавала </text:span>небу голубизны, траве — зеленоватости и так далее. </text:p>
      <text:p text:style-name="P4">Говорили, что под этой слюдой лица дикторов получаются более телесного цвета. </text:p>
      <text:p text:style-name="P4">Я таких тонкостей не мог различить, хоть, вроде, и не дальтоник.</text:p>
      <text:p text:style-name="P4">Так<text:span text:style-name="T3">ая</text:span> <text:span text:style-name="T3">слюда</text:span> <text:span text:style-name="T3">вошла</text:span> в мод<text:span text:style-name="T3">у</text:span> по всему Конотопу и этот лист дядя Толик привёз с работы, а он был <text:span text:style-name="T15">фрезеровщиком</text:span> в <text:span text:style-name="T3">Р</text:span>ембазе, где ремонтируют вертолёты и, значит, должны <text:span text:style-name="T3">разбираться</text:span> в таких делах.</text:p>
      <text:p text:style-name="P5">Телеканалы переключались щёлканьем большой ручки пониже экрана, но в дневное время ЦТ и городская студия показывали только беззвучный круг для настройки, а на всех остальных шипел крупнозернистый «снег» и прыгали белые полосы.</text:p>
      <text:p text:style-name="P5">Однако, каждый день ровно в три кто-то из технических работников конотопской телестудии включал <text:span text:style-name="T18">на полчаса </text:span>музыку — ноктюрн Таривердиева, песни в исполнении Валерия Ободзинского или Ларисы Мондрус <text:span text:style-name="T18">на фоне всё того же настроечного круга.</text:span></text:p>
      <text:p text:style-name="P6"><text:soft-page-break/>Мы — Саша, Наташа или я — непременно включали послушать, хотя записи почти не менялись и мы на память уже знали что за чем будет.</text:p>
      <text:p text:style-name="P6"/>
      <text:p text:style-name="P6">Помимо того, в Конотопе <text:span text:style-name="T19">расплодилось множество</text:span> независимых подпольных радиостанций, которые выходили в эфир в диапазоне средних волн; тут тебе и «Король кладбища», и «Каравелла» и кто ещё как <text:span text:style-name="T19">вздумает назваться</text:span>.</text:p>
      <text:p text:style-name="P6">Их недостатком была нерегулярность — неизвестно когда включать приёмник, чтоб услышать «привет всем, в эфире радиостанция «Шкет», <text:span text:style-name="T20">кто меня слышит подтвердите» и вслед за этим врубается Высоцкий хрипло орущий про опального стрелка или как мы прём на звездолёте, а у дельфина вспорото брюхо винтом...</text:span></text:p>
      <text:p text:style-name="P7">Потом вмешивалась радиостанция «Нинуля» и начинала доказывать «Шкету», что тот сел не на свою волну и что «Нинуля» уже неделю выходит именно <text:span text:style-name="T19">в этом диапазоне</text:span>. </text:p>
      <text:p text:style-name="P7">Они начинали переругиваться:</text:p>
      <text:p text:style-name="P7">- <text:span text:style-name="T21">Шо ты тут ото возбухаешь? Дывысь, як заловлю ото на Миру — пилюлéй навешаю!</text:span></text:p>
      <text:p text:style-name="P7">- <text:span text:style-name="T21">Ш</text:span>макодявка! <text:span text:style-name="T21">На кого бочку катишь? Давно в чужих руках не усцыкался?</text:span></text:p>
      <text:p text:style-name="P7">- <text:span text:style-name="T21">Поварнякай мне, так допросишься.</text:span></text:p>
      <text:p text:style-name="P7">- <text:span text:style-name="T22">Закрой хлебало!</text:span></text:p>
      <text:p text:style-name="P8">Но мата не было.</text:p>
      <text:p text:style-name="P8">Отец говорил, что даже наш приёмник-радиолу можно в два счёта превратить в такую радиостанцию, только нужен микрофон. </text:p>
      <text:p text:style-name="P8">Но на наши с Чепой просьбы превратить, а микрофон мы достанем, он отвечал отказом, потому что это радио-хулиганство и по городу ездят специальные машины, чтоб хулиганов этих запеленговать, а потом штраф и конфискация всей радиоаппаратуры в хате, вплоть до телевизора.</text:p>
      <text:p text:style-name="P8">Иногда же эти хулиганы вместо Высоцкого затевали долгие переговоры о том у кого какой есть конденсатор и на какие диоды он согласен поменять, и договаривались встретиться на Миру.</text:p>
      <text:p text:style-name="P8">- А как я тебя узнаю?</text:p>
      <text:p text:style-name="P8">- Ничего, я тебя знаю — сам подойду.</text:p>
      <text:p text:style-name="P1">Поэтому мы возвращались на круг настройки в телевизоре к сто раз слышанному, но более надёжному Ободзинском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5:51:05.995428285</meta:creation-date>
    <dc:date>2017-03-01T15:51:12.891168904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61" meta:word-count="1179" meta:character-count="7759" meta:non-whitespace-character-count="6602"/>
    <meta:generator>LibreOffice/4.3.3.2$Linux_x86 LibreOffice_project/430m0$Build-2</meta:generator>
  </office:meta>
</office:document-meta>
</file>